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ebc2" officeooo:paragraph-rsid="000eebc2"/>
    </style:style>
    <style:style style:name="P2" style:family="paragraph" style:parent-style-name="Standard">
      <style:text-properties officeooo:rsid="000fcb27" officeooo:paragraph-rsid="000fcb27"/>
    </style:style>
    <style:style style:name="T1" style:family="text">
      <style:text-properties officeooo:rsid="000fcb27"/>
    </style:style>
    <style:style style:name="T2" style:family="text">
      <style:text-properties officeooo:rsid="00115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9 Lecture Notes </text:p>
      <text:p text:style-name="P1"/>
      <text:p text:style-name="P1">1. Create an Account on github and email your github user name to <text:s/>your professor</text:p>
      <text:p text:style-name="P1"/>
      <text:p text:style-name="P1">2. create a private repository and name it as “ops435-a2”, add your professor as one of the collaborators</text:p>
      <text:p text:style-name="P1"><text:s text:c="4"/><text:span text:style-name="T2">on going support for code review and feedback</text:span></text:p>
      <text:p text:style-name="P1"/>
      <text:p text:style-name="P1">3. use this repository to keep track of the following files:</text:p>
      <text:p text:style-name="P1"><text:s text:c="4"/>(i) README.md</text:p>
      <text:p text:style-name="P1"><text:s text:c="4"/>(ii) algorithm.txt</text:p>
      <text:p text:style-name="P1"><text:s text:c="4"/>(iii) a2.py</text:p>
      <text:p text:style-name="P1"/>
      <text:p text:style-name="P1">4. Assignment 2 requirement walk-through</text:p>
      <text:p text:style-name="P1"><text:s text:c="4"/><text:span text:style-name="T1">study the following two modules</text:span></text:p>
      <text:p text:style-name="P1"><text:s text:c="11"/><text:span text:style-name="T1">argparse</text:span></text:p>
      <text:p text:style-name="P1"><text:s text:c="11"/><text:span text:style-name="T1">time</text:span></text:p>
      <text:p text:style-name="P1"/>
      <text:p text:style-name="P2">5. First version of algorithm by the end of July 17, 2019</text:p>
      <text:p text:style-name="P2"><text:s text:c="4"/>sample algorithm – step by step operation (computation) for producing the usage reports using the data generated by the “last -F” command</text:p>
      <text:p text:style-name="P2"/>
      <text:p text:style-name="P2">6. Complete Coding of the algorithm in to Python script by the end of July 24, 2019</text:p>
      <text:p text:style-name="P2"/>
      <text:p text:style-name="P2">7. Complete tests and debugs by Auguest 2, 2019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8:27:19.167214563</meta:creation-date>
    <dc:date>2019-07-10T09:00:00.819023421</dc:date>
    <meta:editing-duration>PT1M21S</meta:editing-duration>
    <meta:editing-cycles>1</meta:editing-cycles>
    <meta:generator>LibreOffice/5.0.6.2$Linux_X86_64 LibreOffice_project/00$Build-2</meta:generator>
    <meta:document-statistic meta:table-count="0" meta:image-count="0" meta:object-count="0" meta:page-count="1" meta:paragraph-count="16" meta:word-count="133" meta:character-count="807" meta:non-whitespace-character-count="641"/>
  </office:meta>
</office:document-meta>
</file>